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6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text-align="end"/>
      <style:text-properties fo:font-size="11pt" style:font-size-asian="11pt" style:font-size-complex="11pt"/>
    </style:style>
    <style:style style:name="P18" style:parent-style-name="Normální" style:family="paragraph">
      <style:paragraph-properties fo:text-align="center"/>
    </style:style>
    <style:style style:name="P19" style:parent-style-name="Normální" style:family="paragraph">
      <style:paragraph-properties fo:text-align="center"/>
    </style:style>
    <style:style style:name="P20" style:parent-style-name="Normální" style:family="paragraph">
      <style:paragraph-properties fo:text-align="center"/>
    </style:style>
    <style:style style:name="P21" style:parent-style-name="Normální" style:family="paragraph">
      <style:paragraph-properties fo:text-align="center"/>
    </style:style>
    <style:style style:name="P22" style:parent-style-name="Odstavecseseznamem" style:family="paragraph">
      <style:paragraph-properties fo:margin-top="0.0833in" fo:margin-bottom="0.0833in" fo:line-height="100%"/>
    </style:style>
    <style:style style:name="P23" style:parent-style-name="Odstavecseseznamem" style:family="paragraph">
      <style:paragraph-properties fo:margin-top="0.0833in" fo:margin-bottom="0.0833in" fo:line-height="100%"/>
    </style:style>
    <style:style style:name="P24" style:parent-style-name="Odstavecseseznamem" style:family="paragraph">
      <style:paragraph-properties fo:margin-top="0.0833in" fo:margin-bottom="0.0833in"/>
    </style:style>
    <style:style style:name="P25" style:parent-style-name="Odstavecseseznamem" style:family="paragraph">
      <style:paragraph-properties fo:margin-top="0.0833in" fo:margin-bottom="0.0833in"/>
    </style:style>
    <style:style style:name="P26" style:parent-style-name="Odstavecseseznamem" style:family="paragraph">
      <style:paragraph-properties fo:margin-top="0.0833in" fo:margin-bottom="0.0833in"/>
    </style:style>
    <style:style style:name="P27" style:parent-style-name="Odstavecseseznamem" style:family="paragraph">
      <style:paragraph-properties fo:margin-top="0.0833in" fo:margin-bottom="0.0833in"/>
    </style:style>
    <style:style style:name="P28" style:parent-style-name="Odstavecseseznamem" style:family="paragraph">
      <style:paragraph-properties fo:margin-top="0.0833in" fo:margin-bottom="0.0833in"/>
    </style:style>
    <style:style style:name="P29" style:parent-style-name="Odstavecseseznamem" style:family="paragraph">
      <style:paragraph-properties fo:margin-top="0.0833in" fo:margin-bottom="0.0833in"/>
    </style:style>
    <style:style style:name="P30" style:parent-style-name="Odstavecseseznamem" style:family="paragraph">
      <style:paragraph-properties fo:margin-top="0.0833in" fo:margin-bottom="0.0833in"/>
    </style:style>
    <style:style style:name="P31" style:parent-style-name="Odstavecseseznamem" style:family="paragraph">
      <style:paragraph-properties fo:margin-top="0.0833in" fo:margin-bottom="0.0833in"/>
    </style:style>
    <style:style style:name="P32" style:parent-style-name="Odstavecseseznamem" style:family="paragraph">
      <style:paragraph-properties fo:margin-top="0.0833in" fo:margin-bottom="0.0833in"/>
    </style:style>
    <style:style style:name="P33" style:parent-style-name="Odstavecseseznamem" style:family="paragraph">
      <style:paragraph-properties fo:margin-top="0.0833in" fo:margin-bottom="0.0833in"/>
    </style:style>
    <style:style style:name="P34" style:parent-style-name="Odstavecseseznamem" style:family="paragraph">
      <style:paragraph-properties fo:margin-top="0.0833in" fo:margin-bottom="0.0833in"/>
    </style:style>
    <style:style style:name="P35" style:parent-style-name="Odstavecseseznamem" style:family="paragraph">
      <style:paragraph-properties fo:margin-top="0.0833in" fo:margin-bottom="0.0833in"/>
    </style:style>
    <style:style style:name="P36" style:parent-style-name="Normální" style:family="paragraph">
      <style:paragraph-properties fo:text-align="center"/>
    </style:style>
    <style:style style:name="P37" style:parent-style-name="Normální" style:family="paragraph">
      <style:paragraph-properties fo:text-align="center"/>
    </style:style>
    <style:style style:name="P38" style:parent-style-name="Normální" style:family="paragraph">
      <style:paragraph-properties fo:text-align="center"/>
    </style:style>
    <style:style style:name="P39" style:parent-style-name="Odstavecseseznamem" style:family="paragraph"/>
    <style:style style:name="P40" style:parent-style-name="Odstavecseseznamem" style:family="paragraph"/>
    <style:style style:name="P41" style:parent-style-name="Odstavecseseznamem" style:family="paragraph"/>
    <style:style style:name="P42" style:parent-style-name="Odstavecseseznamem" style:family="paragraph"/>
    <style:style style:name="P43" style:parent-style-name="Odstavecseseznamem" style:family="paragraph"/>
    <style:style style:name="P44" style:parent-style-name="Normální" style:family="paragraph">
      <style:paragraph-properties fo:margin-top="0.0833in" fo:margin-bottom="0.0833in"/>
    </style:style>
    <style:style style:name="P45" style:parent-style-name="Normální" style:family="paragraph">
      <style:paragraph-properties fo:text-align="center"/>
    </style:style>
    <style:style style:name="P46" style:parent-style-name="Normální" style:family="paragraph">
      <style:paragraph-properties fo:text-align="center"/>
    </style:style>
    <style:style style:name="P47" style:parent-style-name="Odstavecseseznamem" style:family="paragraph"/>
    <style:style style:name="P48" style:parent-style-name="Odstavecseseznamem" style:family="paragraph"/>
    <style:style style:name="P49" style:parent-style-name="Odstavecseseznamem" style:family="paragraph"/>
    <style:style style:name="P50" style:parent-style-name="Odstavecseseznamem" style:family="paragraph"/>
    <style:style style:name="T51" style:parent-style-name="Standardnípísmoodstavce" style:family="text">
      <style:text-properties fo:font-weight="bold" style:font-weight-asian="bold"/>
    </style:style>
    <style:style style:name="P52" style:parent-style-name="Normální" style:family="paragraph">
      <style:text-properties fo:font-weight="bold" style:font-weight-asian="bold"/>
    </style:style>
    <style:style style:name="P53" style:parent-style-name="Normální" style:family="paragraph">
      <style:paragraph-properties fo:text-align="center"/>
      <style:text-properties fo:font-weight="bold" style:font-weight-asian="bold"/>
    </style:style>
    <style:style style:name="P54" style:parent-style-name="Normální" style:family="paragraph">
      <style:text-properties fo:color="#000000"/>
    </style:style>
    <style:style style:name="P55" style:parent-style-name="Normální" style:family="paragraph">
      <style:text-properties fo:color="#000000"/>
    </style:style>
    <style:style style:name="T56" style:parent-style-name="Standardnípísmoodstavce" style:family="text">
      <style:text-properties fo:color="#000000"/>
    </style:style>
    <style:style style:name="P57" style:parent-style-name="Normální" style:family="paragraph">
      <style:text-properties fo:color="#000000"/>
    </style:style>
    <style:style style:name="P58" style:parent-style-name="Normální" style:family="paragraph">
      <style:text-properties fo:color="#000000"/>
    </style:style>
    <style:style style:name="P59" style:parent-style-name="Normální" style:family="paragraph">
      <style:text-properties fo:color="#000000"/>
    </style:style>
    <style:style style:name="P60" style:parent-style-name="Normální" style:family="paragraph">
      <style:text-properties fo:color="#000000"/>
    </style:style>
    <style:style style:name="P61" style:parent-style-name="Normální" style:family="paragraph">
      <style:paragraph-properties fo:text-align="center"/>
      <style:text-properties fo:font-weight="bold" style:font-weight-asian="bold"/>
    </style:style>
    <style:style style:name="P62" style:parent-style-name="Normální" style:family="paragraph">
      <style:text-properties fo:color="#000000"/>
    </style:style>
    <style:style style:name="P63" style:parent-style-name="Normální" style:family="paragraph">
      <style:text-properties fo:color="#000000"/>
    </style:style>
    <style:style style:name="P64" style:parent-style-name="Normální" style:family="paragraph">
      <style:paragraph-properties fo:text-align="center"/>
      <style:text-properties fo:font-weight="bold" style:font-weight-asian="bold"/>
    </style:style>
    <style:style style:name="T65" style:parent-style-name="Standardnípísmoodstavce" style:family="text">
      <style:text-properties fo:color="#000000"/>
    </style:style>
    <style:style style:name="P66" style:parent-style-name="Odstavecseseznamem" style:family="paragraph">
      <style:text-properties fo:color="#000000"/>
    </style:style>
    <style:style style:name="P67" style:parent-style-name="Odstavecseseznamem" style:family="paragraph"/>
    <style:style style:name="P68" style:parent-style-name="Odstavecseseznamem" style:family="paragraph"/>
    <style:style style:name="P69" style:parent-style-name="Odstavecseseznamem" style:family="paragraph"/>
    <style:style style:name="P70" style:parent-style-name="Odstavecseseznamem" style:family="paragraph"/>
    <style:style style:name="P71" style:parent-style-name="Odstavecseseznamem" style:family="paragraph">
      <style:text-properties fo:color="#000000"/>
    </style:style>
    <style:style style:name="P72" style:parent-style-name="Odstavecseseznamem" style:family="paragraph"/>
    <style:style style:name="P73" style:parent-style-name="Odstavecseseznamem" style:family="paragraph"/>
    <style:style style:name="P74" style:parent-style-name="Odstavecseseznamem" style:family="paragraph">
      <style:text-properties fo:color="#000000"/>
    </style:style>
    <style:style style:name="P75" style:parent-style-name="Odstavecseseznamem" style:family="paragraph"/>
    <style:style style:name="P76" style:parent-style-name="Odstavecseseznamem" style:family="paragraph"/>
    <style:style style:name="P77" style:parent-style-name="Normální" style:family="paragraph">
      <style:paragraph-properties>
        <style:tab-stops>
          <style:tab-stop style:type="left" style:position="0.3333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Vyřizuje</text:p>
            <text:p text:style-name="Normální">Telefon</text:p>
            <text:p text:style-name="Normální">E-mail</text:p>
            <text:p text:style-name="Normální">Datum</text:p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>K106 46/2020</text:p>
            <text:p text:style-name="Normální"><text:bookmark-start text:name="Text2"/>KVOP-33095/2020/KVOP<text:bookmark-end text:name="Text2"/></text:p>
            <text:p text:style-name="Normální"/>
            <text:p text:style-name="Normální"><text:bookmark-start text:name="Text4"/><text:s text:c="5"/><text:bookmark-end text:name="Text4"/></text:p>
            <text:p text:style-name="Normální"><text:bookmark-start text:name="Text5"/><text:s text:c="5"/><text:bookmark-end text:name="Text5"/></text:p>
            <text:p text:style-name="Normální"><text:bookmark-start text:name="Text6"/>07. 08. 2020<text:bookmark-end text:name="Text6"/></text:p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Mgr. F. Š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bookmark-start text:name="Text1"/></text:p>
      <text:h text:style-name="Nadpis1" text:outline-level="1">Sdělení<text:s/>o poskytnutí informace<text:s/></text:h>
      <text:p text:style-name="Normální"><text:bookmark-end text:name="Text1"/>Vážený pane magistře,<text:s/></text:p>
      <text:p text:style-name="Normální">dne 5. 8. 2020 byla do Kanceláře veřejného ochránce práv doručena Vaše žádost podle zákona č. 106/1999 Sb., o svobodném přístupu k informacím, ve znění pozdějších předpisů, kterou žádáte:<text:s/></text:p>
      <text:p text:style-name="P18"/>
      <text:p text:style-name="P19">OKRUH INFORMACÍ 01</text:p>
      <text:p text:style-name="P20">(oblast ekonomika)</text:p>
      <text:p text:style-name="P21"/>
      <text:list text:style-name="LFO3" text:continue-numbering="true">
        <text:list-item>
          <text:p text:style-name="P22">Průřezový a odvětvový rozpočet povinného subjektu v roce 2020, stav plnění k 1. 7. 2020, kapitálové výdaje v rozsahu – název investice, IČO, sídlo a název dodavatele, výše a doba plnění, odpovědná osoba za dodavatele a povinný subjekt,<text:s/>plán investic do roku 2030 včetně statistiky</text:p>
        </text:list-item>
      </text:list>
      <text:p text:style-name="P23"/>
      <text:list text:style-name="LFO3" text:continue-numbering="true">
        <text:list-item>
          <text:p text:style-name="P24">Organizační struktura, organizační řád, pracovní řád, spisový a skartační řád, vnitřní předpisy pro pracovní cesty, předpisy pro odměňování externistů, to vše v aktuálním znění.<text:s/></text:p>
        </text:list-item>
      </text:list>
      <text:p text:style-name="P25"/>
      <text:list text:style-name="LFO3" text:continue-numbering="true">
        <text:list-item>
          <text:p text:style-name="P26">Počet zaměstnanců u povinného<text:s/>subjektu k 1. 7. 2020, z toho plánované počty a skutečnost za roky 2015, 2016, 2017, 2018, 2019 a k 1. 7. 2020.<text:s/></text:p>
        </text:list-item>
      </text:list>
      <text:p text:style-name="P27"/>
      <text:list text:style-name="LFO3" text:continue-numbering="true">
        <text:list-item>
          <text:p text:style-name="P28">Průměrný měsíční plat zaměstnanců (BRUTTO) za roky 2015, 2016, 2017, 2018, 2019 a k 1. 7. 2020.</text:p>
        </text:list-item>
      </text:list>
      <text:p text:style-name="P29"/>
      <text:list text:style-name="LFO3" text:continue-numbering="true">
        <text:list-item>
          <text:p text:style-name="P30">Předpis FKSP, pravidla čerpání, využití za rok 2018, 2019 a k 1. 7. 2020</text:p>
        </text:list-item>
      </text:list>
      <text:p text:style-name="P31"/>
      <text:list text:style-name="LFO3" text:continue-numbering="true">
        <text:list-item>
          <text:p text:style-name="P32">Kolektivní smlouva v aktuálním znění, jmenný seznam všech odborových organizací u povinného subjektu v rozsahu název, sídlo, IČO, odpovědný zástupce (statutární zástupce)</text:p>
        </text:list-item>
      </text:list>
      <text:p text:style-name="P33"/>
      <text:soft-page-break/>
      <text:list text:style-name="LFO3" text:continue-numbering="true">
        <text:list-item>
          <text:p text:style-name="P34">Jmenný seznam všech neziskových organizací (spolky, nadační fondy apod.) kde je zřizovatelem či účastníkem orgánu povinný subjekt v rozsahu aktuálního znění zakladatelské listiny</text:p>
        </text:list-item>
      </text:list>
      <text:p text:style-name="P35"/>
      <text:p text:style-name="Normální"/>
      <text:p text:style-name="P36">OKRUH INFORMACÍ 02</text:p>
      <text:p text:style-name="P37">(oblast informatiky)</text:p>
      <text:p text:style-name="P38"/>
      <text:list text:style-name="LFO4" text:continue-numbering="true">
        <text:list-item>
          <text:p text:style-name="P39">Jmenný seznam externích poradců v rozsahu – název, sídlo, IČO, druh poradenství, výše odměny, doba trvání, odpovědná osoba za externistu i za povinný subjekt v oblasti ostrahy majetku, právních služeb, ekonomiky, exekuční činnosti (soudní exekutoři) v aktuálním stavu.</text:p>
        </text:list-item>
      </text:list>
      <text:p text:style-name="Odstavecseseznamem"/>
      <text:list text:style-name="LFO4" text:continue-numbering="true">
        <text:list-item>
          <text:p text:style-name="P40">Jmenný seznam zřizovaných subjektů v rozsahu – název, sídlo, IČO, statutární zástupce, kontakty, zaměření, počet zaměstnanců a rozpočet na rok 2020 pro tyto zřizované subjekty.</text:p>
        </text:list-item>
      </text:list>
      <text:p text:style-name="Odstavecseseznamem"/>
      <text:list text:style-name="LFO4" text:continue-numbering="true">
        <text:list-item>
          <text:p text:style-name="P41">Jmenný seznam software v užívání povinného subjektu v rozsahu – autor, sídlo, IČO, název softwaru včetně obchodního názvu, odměna za licenci, doba<text:s/>užívání a počet upgrade v aktuálním stavu.<text:s/></text:p>
        </text:list-item>
      </text:list>
      <text:p text:style-name="Odstavecseseznamem"/>
      <text:list text:style-name="LFO4" text:continue-numbering="true">
        <text:list-item>
          <text:p text:style-name="P42">Výroční zprávy o činnosti povinného subjektu včetně plnění z operačních programů EU a dalších zdrojů za poslední období a plán čerpání na další období.</text:p>
        </text:list-item>
      </text:list>
      <text:p text:style-name="Odstavecseseznamem"/>
      <text:list text:style-name="LFO4" text:continue-numbering="true">
        <text:list-item>
          <text:p text:style-name="P43">Vnitřní předpisy pro poskytování informací podle zák. č. 106/1999 Sb. i v oblasti ochrany osobních údajů v aktuálním znění.</text:p>
        </text:list-item>
      </text:list>
      <text:p text:style-name="P44"/>
      <text:p text:style-name="P45">OKRUH INFORMACÍ 03</text:p>
      <text:p text:style-name="P46">(oblast veřejného zdraví)</text:p>
      <text:p text:style-name="Normální"/>
      <text:list text:style-name="LFO5" text:continue-numbering="true">
        <text:list-item>
          <text:p text:style-name="P47">Všechna opatření vydaná povinným subjektem v důsledku nouzového stavu státu na ochranu před pandemií koronaviru COVID-19 zaměstnanců i veřejnosti v aktuálním úplném znění.</text:p>
        </text:list-item>
      </text:list>
      <text:p text:style-name="Odstavecseseznamem"/>
      <text:list text:style-name="LFO5" text:continue-numbering="true">
        <text:list-item>
          <text:p text:style-name="P48">Předpisy BOZP povinného subjektu v oblasti prevence infekčních nemocí, parazitů a jiných patologických jevů v aktuálním znění.<text:s/></text:p>
        </text:list-item>
      </text:list>
      <text:p text:style-name="Odstavecseseznamem"/>
      <text:list text:style-name="LFO5" text:continue-numbering="true">
        <text:list-item>
          <text:p text:style-name="P49">Rozsah ochranných pomůcek a prostředků na ochranu zaměstnanců a veřejnosti před pandemií koronaviru COVID-19 v rozsahu – název komodity, dodavatel a IČO, objednatel,<text:s/><text:soft-page-break/>jednotkové množství, jednotková cena, smluvní vztah, termín dodání, celková hodnota dodávky, expedice a metodika rozdělování.</text:p>
        </text:list-item>
      </text:list>
      <text:p text:style-name="Odstavecseseznamem"/>
      <text:list text:style-name="LFO5" text:continue-numbering="true">
        <text:list-item>
          <text:p text:style-name="P50">Výskyt COVID-19 u zaměstnanců povinného subjektu od 1. 1. 2020 do současnosti, celkový počet pozitivně nemocných, počet osob v karanténě, přijatá opatření při pozitivní detenci osob včetně veřejnosti</text:p>
        </text:list-item>
      </text:list>
      <text:p text:style-name="Odstavecseseznamem"/>
      <text:p text:style-name="Odstavecseseznamem"/>
      <text:p text:style-name="Odstavecseseznamem"/>
      <text:p text:style-name="Odstavecseseznamem"/>
      <text:p text:style-name="Odstavecseseznamem"/>
      <text:p text:style-name="Odstavecseseznamem"/>
      <text:p text:style-name="Odstavecseseznamem"/>
      <text:p text:style-name="Normální">Ve smyslu zákona o svobodném přístupu k informacím,<text:s/><text:span text:style-name="T51">se poskytují níže uvedené informace:</text:span></text:p>
      <text:p text:style-name="P52"/>
      <text:p text:style-name="P53">Okruh č. 1:</text:p>
      <text:p text:style-name="P54">K bodu<text:s/>č. 1)</text:p>
      <text:p text:style-name="P55">Vyžádané informace jsou poskytnuty v dokumentu, který je přílohou č. 1 tohoto dopisu.</text:p>
      <text:p text:style-name="Normální">K bodu č. 2)</text:p>
      <text:p text:style-name="Normální">Vyžádané informace jsou poskytnuty v dokumentu,<text:s/><text:span text:style-name="T56">který tvoří přílohu č. 2 tohoto</text:span><text:s/>dopisu. Kancelář veřejného ochránce práv nemá předpisy pro odměňování externistů.</text:p>
      <text:p text:style-name="P57">K bodu č. 3)</text:p>
      <text:p text:style-name="P58">Vyžádané informace jsou poskytnuty v dokumentech, které jsou přílohou č. 3 tohoto dopisu.</text:p>
      <text:p text:style-name="P59">K bodu č. 4)</text:p>
      <text:p text:style-name="P60">Vyžádané informace jsou poskytnuty v dokumentu, který je přílohou č. 3 tohoto dopisu.</text:p>
      <text:p text:style-name="Normální">K bodu č. 5)</text:p>
      <text:p text:style-name="Normální">Vyžádané informace jsou poskytnuty v dokumentech, které tvoří přílohu č. 4 tohoto dopisu</text:p>
      <text:p text:style-name="Normální">K bodu č. 6)</text:p>
      <text:p text:style-name="Normální">V roce 2020 vznikla v Kanceláři veřejného ochránce práv odborová organizace. Doposud však nebyla uzavřena kolektivní smlouva.</text:p>
      <text:p text:style-name="Normální">K bodu č. 7)</text:p>
      <text:p text:style-name="Normální">Kancelář veřejného ochránce práv není zřizovatelem ani účastníkem žádné neziskové organizace (spolku, nadačního fondu apod.)</text:p>
      <text:p text:style-name="Normální"/>
      <text:p text:style-name="Normální"/>
      <text:p text:style-name="Normální"/>
      <text:p text:style-name="P61">Okruh č. 2:</text:p>
      <text:p text:style-name="Normální">K bodu č. 1)</text:p>
      <text:p text:style-name="Normální">Kancelář veřejného ochránce práv, nemá žádné externí spolupracovníky v oblasti právních služeb, ekonomiky, ostrahy majetku.</text:p>
      <text:p text:style-name="Normální">K bodu č. 2)</text:p>
      <text:soft-page-break/>
      <text:p text:style-name="Normální">Kancelář veřejného ochránce práv, jako organizační složka státu nezřídila žádný podřízený subjekt.</text:p>
      <text:p text:style-name="Normální">K bodu č. 3)</text:p>
      <text:p text:style-name="Normální">Vyžádané informace jsou poskytnuty v dokumentu, který je přílohou č. 5 tohoto dopisu. Informacemi o autorech, sídlech a upgradech softwarů nedisponujeme, tudíž je nelze poskytnout.</text:p>
      <text:p text:style-name="Normální">K bodu č. 4)</text:p>
      <text:p text:style-name="P62">Vyžádané informace jsou poskytnuty v dokumentech, které jsou přílohou č. 6 tohoto dopisu.</text:p>
      <text:p text:style-name="P63">K bodu č. 5)</text:p>
      <text:p text:style-name="Normální">Vyžádané informace jsou poskytnuty v dokumentech, které jsou přílohou č. 7 tohoto dopisu.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64">Okruh č. 3:</text:p>
      <text:p text:style-name="Normální">K<text:s/>bodu č. 1)</text:p>
      <text:p text:style-name="Normální">Vyžádané informace jsou poskytnuty v dokumentu, který je přílohou č. 8 tohoto dopisu.</text:p>
      <text:p text:style-name="Normální">K bodu č. 2)</text:p>
      <text:p text:style-name="Normální">Vyžádané informace jsou poskytnuty v <text:span text:style-name="T65">dokumentech, které jsou přílohou č. 9</text:span><text:s/>tohoto dopisu.</text:p>
      <text:p text:style-name="Normální">K bodu č. 3)</text:p>
      <text:p text:style-name="Normální">Vyžádané informace jsou poskytnuty v dokumentu, který je přílohou č. 10 tohoto dopisu.</text:p>
      <text:p text:style-name="Normální">K bodu č. 4)</text:p>
      <text:p text:style-name="Normální">V Kanceláři veřejného ochránce práv od 1. 1. 2020 k dnešnímu dni, nebyl evidován žádný pozitivně nemocný zaměstnanec na COVID-19, počet osob v karanténě je 0, nebylo nutné vydávat zvláštní opatření.</text:p>
      <text:p text:style-name="Základnítext"/>
      <text:p text:style-name="Základnítext"/>
      <text:p text:style-name="Základnítext">S pozdravem</text:p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soft-page-break/>
      <text:p text:style-name="Normální">11 příloh:</text:p>
      <text:list text:style-name="LFO6" text:continue-numbering="true">
        <text:list-item>
          <text:p text:style-name="P66">Rozpočet KVOP v roce 2020, kapitálové investice, plán investic</text:p>
        </text:list-item>
        <text:list-item>
          <text:p text:style-name="P67">Organizační struktura, organizační řád, pracovní řád, spisový a skartační řád, vnitřní<text:s/>předpisy pro pracovní cesty<text:s/></text:p>
        </text:list-item>
        <text:list-item>
          <text:p text:style-name="P68">Počet zaměstnanců KVOP 2015 – 2020, Průměrný měsíční plat zaměstnanců KVOP 2015 - 2020</text:p>
        </text:list-item>
        <text:list-item>
          <text:p text:style-name="P69">Směrnice č. 3/2020</text:p>
        </text:list-item>
        <text:list-item>
          <text:p text:style-name="P70">Jmenný seznam software</text:p>
        </text:list-item>
        <text:list-item>
          <text:p text:style-name="P71">Výroční zpráva<text:s/></text:p>
        </text:list-item>
        <text:list-item>
          <text:p text:style-name="P72">Směrnice č. 2/2020, Směrnice č. 2/2018</text:p>
        </text:list-item>
        <text:list-item>
          <text:p text:style-name="P73">Pokyn č. 1/2020</text:p>
        </text:list-item>
        <text:list-item>
          <text:p text:style-name="P74">Směrnice č. 4/2017</text:p>
        </text:list-item>
        <text:list-item>
          <text:p text:style-name="P75">Tabulka<text:s/>ochranných pomůcek a prostředků</text:p>
        </text:list-item>
        <text:list-item>
          <text:p text:style-name="P76">Sborník vězeňství, sborník vězeňství II.</text:p>
        </text:list-item>
      </text:list>
      <text:p text:style-name="P77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8">
      <style:paragraph-properties fo:text-align="justify" fo:margin-top="0.0833in" fo:margin-bottom="0.0833in">
        <style:tab-stops>
          <style:tab-stop style:type="left" style:position="-0.6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9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Odstavecseseznamem" style:display-name="Odstavec se seznamem" style:family="paragraph" style:parent-style-name="Normální">
      <style:paragraph-properties fo:margin-bottom="0.1111in" fo:line-height="105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8" style:display-name="LFO8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9" style:display-name="LFO9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 style:use-window-font-color="tru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6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208in" svg:y="-0.05417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N608*</text:span></text:p>
        <text:p text:style-name="P12"><text:span text:style-name="T13">KVOPX00AN608</text:span>KVOPX00AN60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5T10:56:00Z</meta:creation-date>
    <dc:date>2020-08-25T11:04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5" meta:paragraph-count="12" meta:word-count="885" meta:character-count="6096" meta:row-count="43" meta:non-whitespace-character-count="5223"/>
  </office:meta>
</office:document-meta>
</file>